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3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5" style:family="paragraph" style:parent-style-name="Standard">
      <style:text-properties officeooo:paragraph-rsid="1044b2e0"/>
    </style:style>
    <style:style style:name="P56" style:family="paragraph" style:parent-style-name="Footnote">
      <style:text-properties officeooo:paragraph-rsid="102c1a0f"/>
    </style:style>
    <style:style style:name="P57" style:family="paragraph" style:parent-style-name="Standard">
      <style:text-properties officeooo:paragraph-rsid="1090da41"/>
    </style:style>
    <style:style style:name="P58" style:family="paragraph" style:parent-style-name="Standard">
      <style:text-properties officeooo:paragraph-rsid="10929fde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officeooo:paragraph-rsid="109df1b9"/>
    </style:style>
    <style:style style:name="P62" style:family="paragraph" style:parent-style-name="Footnote">
      <style:text-properties officeooo:paragraph-rsid="10a5bb50"/>
    </style:style>
    <style:style style:name="P63" style:family="paragraph" style:parent-style-name="Standard">
      <style:text-properties officeooo:paragraph-rsid="101c0948"/>
    </style:style>
    <style:style style:name="P64" style:family="paragraph" style:parent-style-name="Standard">
      <style:text-properties officeooo:paragraph-rsid="10abd9a7"/>
    </style:style>
    <style:style style:name="P65" style:family="paragraph" style:parent-style-name="Standard">
      <style:text-properties officeooo:paragraph-rsid="0ddfbc49"/>
    </style:style>
    <style:style style:name="P66" style:family="paragraph" style:parent-style-name="Footnote">
      <style:text-properties officeooo:paragraph-rsid="10b4c387"/>
    </style:style>
    <style:style style:name="P6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 style:list-style-name="L1">
      <style:paragraph-properties fo:break-before="page"/>
      <style:text-properties officeooo:paragraph-rsid="0b0ddd8e"/>
    </style:style>
    <style:style style:name="P7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6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6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6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loext:opacity="100%" style:font-name="Liberation Sans" fo:font-size="12pt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6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37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5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57" style:family="text">
      <style:text-properties officeooo:rsid="04473353"/>
    </style:style>
    <style:style style:name="T25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officeooo:rsid="0aace3cd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5" style:family="text">
      <style:text-properties officeooo:rsid="0f8f58bd"/>
    </style:style>
    <style:style style:name="T286" style:family="text">
      <style:text-properties officeooo:rsid="0f95a7a0"/>
    </style:style>
    <style:style style:name="T287" style:family="text">
      <style:text-properties officeooo:rsid="105c8aaa"/>
    </style:style>
    <style:style style:name="T288" style:family="text">
      <style:text-properties officeooo:rsid="107e8e04"/>
    </style:style>
    <style:style style:name="T289" style:family="text">
      <style:text-properties officeooo:rsid="1083fa7a"/>
    </style:style>
    <style:style style:name="T290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7"><text:span text:style-name="T184">C</text:span><text:span text:style-name="T183">hecklist voor </text:span><text:span text:style-name="T185">de installatie</text:span><text:span text:style-name="T183"> van </text:span><text:span text:style-name="T189"><text:user-field-get text:name="Distro">Rocky Linux</text:user-field-get></text:span><text:span text:style-name="T191"><text:s/></text:span><text:span text:style-name="T189"><text:user-field-get text:name="Version">9.x</text:user-field-get></text:span><text:span text:style-name="T187"><text:note text:id="ftn1" text:note-class="footnote"><text:note-citation>1</text:note-citation><text:note-body><text:p text:style-name="P56"><text:span text:style-name="T263">D</text:span><text:span text:style-name="T261">eze </text:span><text:span text:style-name="T266"><text:user-field-get text:name="Distro">Rocky Linux</text:user-field-get></text:span><text:span text:style-name="T262"><text:s/></text:span><text:span text:style-name="T267"><text:user-field-get text:name="Version">9.x</text:user-field-get></text:span><text:span text:style-name="T267"><text:s/>Desktop/</text:span><text:span text:style-name="T268">Workstation</text:span><text:span text:style-name="T261"> (codenaam BlueOnyx) wordt ondersteund tot </text:span><text:span text:style-name="T265">31 </text:span><text:span text:style-name="T264">mei</text:span><text:span text:style-name="T261"> 20</text:span><text:span text:style-name="T265">32</text:span><text:span text:style-name="T261">.</text:span></text:p></text:note-body></text:note></text:span><text:span text:style-name="T188"><text:s/></text:span><text:span text:style-name="T190">Desktop/</text:span><text:span text:style-name="T192">Workstation</text:span><text:span text:style-name="T186">.</text:span></text:p>
      <text:p text:style-name="P63"/>
      <text:p text:style-name="P7"/>
      <text:p text:style-name="P59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45"><text:tab/><text:tab/></text:span><text:span text:style-name="T256"> <text:tab/><text:tab/></text:span><text:span text:style-name="T246"><draw:control text:anchor-type="as-char" svg:y="-0.4cm" draw:z-index="9" draw:name="Gebruiker 2" draw:style-name="gr2" draw:text-style-name="P75" svg:width="6.002cm" svg:height="0.5cm" draw:control="control8"><svg:title>Gebruiker</svg:title><svg:desc>Volledige naam, bijv. Jan Stek</svg:desc></draw:control></text:span><text:span text:style-name="T246"><text:tab/></text:span><text:span text:style-name="T247">b</text:span><text:span text:style-name="T278">ijv.</text:span><text:span text:style-name="T248"> </text:span><text:span text:style-name="T255">J</text:span><text:span text:style-name="T254">a</text:span><text:span text:style-name="T255">n </text:span><text:span text:style-name="T254">Jansen</text:span></text:p>
      <text:p text:style-name="P58"><text:span text:style-name="T8">&lt;</text:span><text:span text:style-name="T252">g</text:span><text:span text:style-name="T10">ebruikersnaam</text:span><text:span text:style-name="T8">&gt;</text:span><text:span text:style-name="T10"><text:tab/></text:span><text:span text:style-name="T250"><draw:control text:anchor-type="as-char" svg:y="-0.4cm" draw:z-index="10" draw:name="Gberuikersnaam 3" draw:style-name="gr2" draw:text-style-name="P75" svg:width="6.002cm" svg:height="0.5cm" draw:control="control9"><svg:title>Gebruikersnaam</svg:title><svg:desc>Korte naam, bijv. jan</svg:desc></draw:control></text:span><text:span text:style-name="T250"><text:tab/></text:span><text:span text:style-name="T251">b</text:span><text:span text:style-name="T281">ijv.</text:span><text:span text:style-name="T5"> </text:span><text:span text:style-name="T205">j</text:span><text:span text:style-name="T206">a</text:span><text:span text:style-name="T205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53"><text:tab/><text:tab/></text:span><text:span text:style-name="T10"><draw:control text:anchor-type="as-char" svg:y="-0.4cm" draw:z-index="11" draw:name="Computernaam 1" draw:style-name="gr2" draw:text-style-name="P75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80">ijv.</text:span><text:span text:style-name="T241"> </text:span><text:span text:style-name="T244">pc02</text:span></text:p>
      <text:p text:style-name="P2"><text:span text:style-name="T18">&lt;</text:span><text:span text:style-name="T240">g</text:span><text:span text:style-name="T239">ebruiker</text:span><text:span text:style-name="T18">&gt;</text:span><text:span text:style-name="T238"><text:tab/></text:span><text:span text:style-name="T242"><text:tab/></text:span><text:span text:style-name="T256"> <text:tab/><text:tab/></text:span><text:span text:style-name="T246"><draw:control text:anchor-type="as-char" svg:y="-0.4cm" draw:z-index="12" draw:name="Gebruiker 3" draw:style-name="gr2" draw:text-style-name="P75" svg:width="6.002cm" svg:height="0.5cm" draw:control="control11"><svg:title>Gebruiker</svg:title><svg:desc>Volledige naam, bijv. Jan Stek</svg:desc></draw:control></text:span><text:span text:style-name="T246"><text:tab/></text:span><text:span text:style-name="T247">e</text:span><text:span text:style-name="T279">vt.</text:span><text:span text:style-name="T249"> extra gebruikers</text:span></text:p>
      <text:p text:style-name="P64"><text:span text:style-name="T18">&lt;</text:span><text:span text:style-name="T240">g</text:span><text:span text:style-name="T239">ebruikersnaam</text:span><text:span text:style-name="T18">&gt;</text:span><text:span text:style-name="T238"><text:tab/></text:span><text:span text:style-name="T250"><draw:control text:anchor-type="as-char" svg:y="-0.4cm" draw:z-index="13" draw:name="Gberuikersnaam 4" draw:style-name="gr2" draw:text-style-name="P75" svg:width="6.002cm" svg:height="0.5cm" draw:control="control12"><svg:title>Gebruikersnaam</svg:title><svg:desc>Korte naam, bijv. jan</svg:desc></draw:control></text:span><text:span text:style-name="T250"><text:tab/></text:span><text:span text:style-name="T251">e</text:span><text:span text:style-name="T282">vt.</text:span><text:span text:style-name="T243"> extra gebruikers</text:span></text:p>
      <text:p text:style-name="P60"><text:span text:style-name="T290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65">Nog niet op Linux?</text:span></text:span><text:span text:style-name="T197"><text:tab/></text:span><text:span text:style-name="T201">G</text:span><text:span text:style-name="T198">ebruik </text:span><text:span text:style-name="Strong_20_Emphasis"><text:span text:style-name="T202">Checklist </text:span></text:span><text:span text:style-name="Strong_20_Emphasis"><text:span text:style-name="T203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99"> onder </text:span><text:span text:style-name="Strong_20_Emphasis"><text:span text:style-name="T166">Linux</text:span></text:span><text:span text:style-name="T200">.</text:span></text:p>
      <text:p text:style-name="P26"><text:span text:style-name="Strong_20_Emphasis"><text:span text:style-name="T167">Nieuwe installatie?</text:span></text:span><text:span text:style-name="T162"><text:tab/></text:span><text:span text:style-name="T164">B</text:span><text:span text:style-name="T162">egin bij hoofdstuk </text:span><text:span text:style-name="Strong_20_Emphasis"><text:span text:style-name="T167"><text:bookmark-ref text:reference-format="page" text:ref-name="__RefNumPara__4009_1271708128">2</text:bookmark-ref></text:span></text:span><text:span text:style-name="Strong_20_Emphasis"><text:span text:style-name="T167"><text:s text:c="2"/></text:span></text:span><text:span text:style-name="Strong_20_Emphasis"><text:span text:style-name="T168"><text:bookmark-ref text:reference-format="text" text:ref-name="__RefNumPara__4009_1271708128">Installatie uitvoeren</text:bookmark-ref></text:span></text:span><text:span text:style-name="T163">.</text:span></text:p>
      <text:p text:style-name="P14"/>
      <text:p text:style-name="P14"/>
      <text:list text:style-name="L1">
        <text:list-item>
          <text:p text:style-name="P7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93"><draw:control text:anchor-type="as-char" draw:z-index="4" draw:name="Vorm3_0" draw:style-name="gr1" draw:text-style-name="P7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93"><draw:control text:anchor-type="as-char" draw:z-index="5" draw:name="Vorm3_ 2" draw:style-name="gr1" draw:text-style-name="P7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59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22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T284">gebruiker</text:span><text:span text:style-name="T134">s</text:span><text:span text:style-name="T140"> aanmelden </text:span><text:span text:style-name="T141">en dezelfde stappen uitvoeren</text:span><text:span text:style-name="T137">.</text:span></text:p></text:note-body></text:note></text:span><text:span text:style-name="T6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5"><draw:control text:anchor-type="as-char" draw:z-index="14" draw:name="Vorm4" draw:style-name="gr1" draw:text-style-name="P7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54"><text:span text:style-name="T85">D</text:span><text:span text:style-name="T72">ruk op de </text:span><text:span text:style-name="T43">Super</text:span><text:span text:style-name="T72">-toets</text:span><text:span text:style-name="T53"><text:note text:id="ftn3" text:note-class="footnote"><text:note-citation>3</text:note-citation><text:note-body><text:p text:style-name="P53"><text:span text:style-name="T210">De </text:span><text:span text:style-name="T182">Super</text:span><text:span text:style-name="T210">-toets is de </text:span><text:span text:style-name="T181">Windows</text:span><text:span text:style-name="T210">-toets, </text:span><text:span text:style-name="T181">Command</text:span><text:span text:style-name="T210">-toets </text:span><text:span text:style-name="T211">(Apple)</text:span><text:span text:style-name="T210">, of </text:span><text:span text:style-name="T181">Vergrootglas</text:span><text:span text:style-name="T210">-toets </text:span><text:span text:style-name="T211">(Chromebook)</text:span><text:span text:style-name="T210">.</text:span></text:p></text:note-body></text:note></text:span><text:span text:style-name="T67">, </text:span><text:span text:style-name="T76">t</text:span><text:span text:style-name="T71">yp </text:span><text:span text:style-name="User_20_Entry"><text:span text:style-name="T34">t</text:span></text:span><text:span text:style-name="User_20_Entry"><text:span text:style-name="T33">erm</text:span></text:span><text:span text:style-name="T63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5">Terminalvenster</text:span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1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63"> de </text:span><text:span text:style-name="T91">volgende d</text:span><text:span text:style-name="T90">ri</text:span><text:span text:style-name="T64">e </text:span><text:span text:style-name="T63">opdrachten, ieder gevolgd door de </text:span><text:span text:style-name="T44">Enter</text:span><text:span text:style-name="T62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65">olg </text:span><text:span text:style-name="T6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5"><draw:control text:anchor-type="as-char" draw:z-index="15" draw:name="Vorm 3" draw:style-name="gr1" draw:text-style-name="P7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95"><draw:control text:anchor-type="as-char" draw:z-index="16" draw:name="Vorm 4" draw:style-name="gr1" draw:text-style-name="P74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51"><text:span text:style-name="T85">D</text:span><text:span text:style-name="T68">ruk </text:span><text:span text:style-name="T69">op de </text:span><text:span text:style-name="T44">Super</text:span><text:span text:style-name="T69">-toets</text:span><text:span text:style-name="T67">, </text:span><text:span text:style-name="T70">t</text:span><text:span text:style-name="T71">yp </text:span><text:span text:style-name="User_20_Entry"><text:span text:style-name="T34">m</text:span></text:span><text:span text:style-name="User_20_Entry"><text:span text:style-name="T33">enu</text:span></text:span><text:span text:style-name="T72"> </text:span><text:span text:style-name="T73">e</text:span><text:span text:style-name="T62">n </text:span><text:span text:style-name="T74">k</text:span><text:span text:style-name="T62">lik op het pictogram van</text:span><text:span text:style-name="T96"> </text:span><text:span text:style-name="Strong_20_Emphasis"><text:span text:style-name="T46">Installatiem</text:span></text:span><text:span text:style-name="Strong_20_Emphasis"><text:span text:style-name="T47">enu</text:span>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D11" office:value-type="string">
            <text:p text:style-name="P48"><text:span text:style-name="T88">Selecteer</text:span><text:span text:style-name="T66"> </text:span><text:span text:style-name="Strong_20_Emphasis"><text:span text:style-name="T48">1</text:span></text:span><text:span text:style-name="T104"> </text:span><text:span text:style-name="T105">Installatie voorbereiden</text:span><text:span text:style-name="T84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65">olg </text:span><text:span text:style-name="T66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9"><text:bookmark-start text:name="__RefNumPara__4009_1271708128"/><text:span text:style-name="Strong_20_Emphasis"><text:span text:style-name="T204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4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08">Start de computer op vanaf</text:span><text:span text:style-name="T208"><text:note text:id="ftn4" text:note-class="footnote"><text:note-citation>1</text:note-citation><text:note-body><text:p text:style-name="P62"><text:span text:style-name="T145">B</text:span><text:span text:style-name="T146">ootmenu/</text:span><text:span text:style-name="T145">S</text:span><text:span text:style-name="T146">etup</text:span><text:span text:style-name="T144"> via </text:span><text:span text:style-name="T142">é</text:span><text:span text:style-name="T143">é</text:span><text:span text:style-name="T145">n van de </text:span><text:span text:style-name="T147">Veelgebruikte toetsen: </text:span><text:span text:style-name="T156">Esc</text:span><text:span text:style-name="T150">, </text:span><text:span text:style-name="T156">Delete</text:span><text:span text:style-name="T150">, </text:span><text:span text:style-name="T156">F1</text:span><text:span text:style-name="T150">, </text:span><text:span text:style-name="T156">F2</text:span><text:span text:style-name="T150">, </text:span><text:span text:style-name="T156">F9</text:span><text:span text:style-name="T150">, </text:span><text:span text:style-name="T156">F10</text:span><text:span text:style-name="T150">, </text:span><text:span text:style-name="T156">F11</text:span><text:span text:style-name="T150">, of </text:span><text:span text:style-name="T156">F12</text:span></text:p></text:note-body></text:note></text:span><text:span text:style-name="T208"> </text:span><text:span text:style-name="T209">een </text:span><text:span text:style-name="T193"><text:user-field-get text:name="Distro">Rocky Linux</text:user-field-get></text:span><text:span text:style-name="T207"><text:s/></text:span><text:span text:style-name="T194"><text:user-field-get text:name="Version">9.x</text:user-field-get></text:span><text:span text:style-name="T194"><text:s/></text:span><text:span text:style-name="T195">Desktop/</text:span><text:span text:style-name="T196">Workstation</text:span><text:span text:style-name="T116"> </text:span><text:span text:style-name="T117">L</text:span><text:span text:style-name="T118">ive</text:span><text:span text:style-name="T118"><text:note text:id="ftn5" text:note-class="footnote"><text:note-citation>2</text:note-citation><text:note-body><text:p text:style-name="P47"><text:span text:style-name="T257">Vanaf ee</text:span>n <text:span text:style-name="T286">L</text:span>ive <text:span text:style-name="T285">USB</text:span><text:span text:style-name="T260">-stick</text:span><text:span text:style-name="T16"> </text:span>kunt <text:span text:style-name="T257">u opstarten en</text:span> <text:span text:style-name="T14">met </text:span><text:span text:style-name="T212"><text:user-field-get text:name="Distro">Rocky Linux</text:user-field-get></text:span><text:span text:style-name="T212"><text:s/></text:span>werken zonder enige bestanden op de harde schijf te wijzigen en maakt ook installatie van <text:span text:style-name="T212"><text:user-field-get text:name="Distro">Rocky Linux</text:user-field-get></text:span><text:span text:style-name="T212"><text:s/></text:span>mogelijk.</text:p></text:note-body></text:note></text:span><text:span text:style-name="T118"> </text:span><text:span text:style-name="T121">USB</text:span><text:span text:style-name="T119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19">stick</text:span><text:span text:style-name="T119"><text:note text:id="ftn6" text:note-class="footnote"><text:note-citation>3</text:note-citation><text:note-body><text:p text:style-name="P66"><text:span text:style-name="T133">Maak een opstartbare USB-stick</text:span><text:span text:style-name="T128">:</text:span><text:span text:style-name="Strong_20_Emphasis"><text:span text:style-name="T157"><text:line-break/></text:span></text:span><text:span text:style-name="T123">Download </text:span><text:span text:style-name="T124">een </text:span><text:span text:style-name="T129">CD</text:span><text:span text:style-name="T132">-beeldbestand</text:span><text:span text:style-name="T125"> </text:span><text:span text:style-name="T126">(.iso) </text:span><text:span text:style-name="T125">vanaf </text:span><text:a xlink:type="simple" xlink:href="https://rockylinux.org/nl/download" text:style-name="Internet_20_link" text:visited-style-name="Visited_20_Internet_20_Link"><text:span text:style-name="T259">rockylinux.org/nl/download</text:span></text:a><text:span text:style-name="T125">, </text:span><text:span text:style-name="T131">klik onder </text:span><text:span text:style-name="terk_20_accent_20_voetnoot"><text:span text:style-name="T50">Desktop/Workstation Live Images</text:span></text:span><text:span text:style-name="T131"> op </text:span><text:span text:style-name="terk_20_accent_20_voetnoot"><text:span text:style-name="T155">Rocky Linux </text:span></text:span><text:span text:style-name="terk_20_accent_20_voetnoot"><text:span text:style-name="T155"><text:user-field-get text:name="Version">9.x</text:user-field-get></text:span></text:span><text:span text:style-name="T148">, </text:span><text:span text:style-name="T149">en klik</text:span><text:span text:style-name="T148"> o</text:span><text:span text:style-name="T149">p</text:span><text:span text:style-name="T148"> </text:span><text:span text:style-name="terk_20_accent_20_voetnoot"><text:span text:style-name="T155">GNOME</text:span></text:span><text:span text:style-name="T148">.</text:span><text:span text:style-name="Strong_20_Emphasis"><text:span text:style-name="T158"><text:line-break/></text:span></text:span><text:span text:style-name="T127">De </text:span><text:span text:style-name="T130">ver</text:span><text:span text:style-name="T127">volgstappen staan beschreven in </text:span><text:span text:style-name="terk_20_accent_20_voetnoot"><text:span text:style-name="T51">Linux informatie</text:span></text:span><text:span text:style-name="T127">, te vinden op </text:span><text:a xlink:type="simple" xlink:href="https://karelzimmer.nl/" text:style-name="Internet_20_link" text:visited-style-name="Visited_20_Internet_20_Link"><text:span text:style-name="T258">karelzimmer.nl</text:span></text:a><text:span text:style-name="T127">, onder </text:span><text:span text:style-name="terk_20_accent_20_voetnoot"><text:span text:style-name="T51">Linux</text:span></text:span><text:span text:style-name="T127">.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8">Selecteer</text:span><text:span text:style-name="T56"> </text:span><text:span text:style-name="Strong_20_Emphasis"><text:span text:style-name="T38">Start</text:span></text:span><text:span text:style-name="Strong_20_Emphasis"><text:span text:style-name="T57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2"><text:s/></text:span></text:span><text:span text:style-name="Strong_20_Emphasis"><text:span text:style-name="T40"><text:user-field-get text:name="Version">9.x</text:user-field-get></text:span></text:span><text:span text:style-name="T58"><text:s/></text:span><text:span text:style-name="T97">en druk op de </text:span><text:span text:style-name="T41">Enter</text:span><text:span text:style-name="T62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4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03">Klik op </text:span><text:span text:style-name="Strong_20_Emphasis"><text:span text:style-name="T111">Install to Hard Drive</text:span>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6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4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30">Bij</text:span><text:span text:style-name="T229"> </text:span><text:span text:style-name="Strong_20_Emphasis"><text:span text:style-name="T228">WELCOME </text:span></text:span><text:span text:style-name="Strong_20_Emphasis"><text:span text:style-name="T231">BIJ</text:span></text:span><text:span text:style-name="Strong_20_Emphasis"><text:span text:style-name="T228"> ROCKY LINUX </text:span></text:span><text:span text:style-name="Strong_20_Emphasis"><text:span text:style-name="T228"><text:user-field-get text:name="Version">9.x</text:user-field-get></text:span></text:span><text:span text:style-name="T228"><text:s/>select</text:span><text:span text:style-name="T230">eer</text:span><text:span text:style-name="T232"> </text:span><text:span text:style-name="Strong_20_Emphasis"><text:span text:style-name="T235">Nederlands</text:span></text:span><text:span text:style-name="T232"> en klik</text:span><text:span text:style-name="T233"> </text:span><text:span text:style-name="T232">op</text:span><text:span text:style-name="T234"> </text:span><text:span text:style-name="Strong_20_Emphasis"><text:span text:style-name="T225">Doorgaan</text:span>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4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19">O</text:span><text:span text:style-name="T217">nder </text:span><text:span text:style-name="Strong_20_Emphasis"><text:span text:style-name="T236">SYSTEEM</text:span></text:span><text:span text:style-name="T217"> </text:span><text:span text:style-name="T219">klik </text:span><text:span text:style-name="T217">op </text:span><text:span text:style-name="Strong_20_Emphasis"><text:span text:style-name="T236">Installatiebestemming</text:span>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17">Controleer </text:span><text:span text:style-name="T220">de </text:span><text:span text:style-name="Strong_20_Emphasis"><text:span text:style-name="T237">Apparaatselectie</text:span></text:span><text:span text:style-name="T217"> en klik op </text:span><text:span text:style-name="Strong_20_Emphasis"><text:span text:style-name="T236">Klaar</text:span>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4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19">O</text:span><text:span text:style-name="T217">nder </text:span><text:span text:style-name="T223">SYSTEEM</text:span><text:span text:style-name="T217"> </text:span><text:span text:style-name="T219">klik </text:span><text:span text:style-name="T217">op </text:span><text:span text:style-name="T223">Netwerk &amp; hostnaam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6">V</text:span><text:span text:style-name="T214">ul </text:span><text:span text:style-name="T215">in </text:span><text:span text:style-name="Strong_20_Emphasis"><text:span text:style-name="T218">Hostnaam</text:span></text:span><text:span text:style-name="T11"> &lt;computernaam&gt;</text:span><text:span text:style-name="T222"> </text:span><text:span text:style-name="T218">en klik op </text:span><text:span text:style-name="Strong_20_Emphasis"><text:span text:style-name="T224">Toepassen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8">K</text:span><text:span text:style-name="T217">lik op </text:span><text:span text:style-name="T223">Klaar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4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19">O</text:span><text:span text:style-name="T217">nder</text:span><text:span text:style-name="T213"> </text:span><text:span text:style-name="Strong_20_Emphasis"><text:span text:style-name="T217">GEBRUIKERSINSTELLINGEN</text:span></text:span><text:span text:style-name="T217"> </text:span><text:span text:style-name="T219">klik </text:span><text:span text:style-name="T217">op </text:span><text:span text:style-name="T223">Gebruiker aanmaken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87">Vul in </text:span><text:span text:style-name="Strong_20_Emphasis"><text:span text:style-name="Strong_20_Emphasis"><text:span text:style-name="T161">Volledige n</text:span></text:span></text:span><text:span text:style-name="Strong_20_Emphasis"><text:span text:style-name="T115">aam</text:span></text:span><text:span text:style-name="T98"> </text:span><text:span text:style-name="T18">&lt;</text:span><text:span text:style-name="T21">gebruiker</text:span><text:span text:style-name="T18">&gt;</text:span><text:span text:style-name="T99">, </text:span><text:span text:style-name="Strong_20_Emphasis"><text:span text:style-name="T159"><text:line-break/></text:span></text:span><text:span text:style-name="Strong_20_Emphasis"><text:span text:style-name="T114">Gebruikersnaam</text:span></text:span><text:span text:style-name="T98"> &lt;</text:span><text:span text:style-name="T7">gebruikersnaam&gt;</text:span><text:span text:style-name="T98">,</text:span></text:p>
            <text:p text:style-name="Standard"><text:span text:style-name="T101">vink aan </text:span><text:span text:style-name="Strong_20_Emphasis"><text:span text:style-name="T160">Maak deze gebruiker beheerde</text:span></text:span><text:span text:style-name="T110">r</text:span><text:span text:style-name="T101">,</text:span></text:p>
            <text:p text:style-name="Standard"><text:span text:style-name="T100">g</text:span><text:span text:style-name="T101">eef tweemaal een </text:span><text:span text:style-name="Strong_20_Emphasis"><text:span text:style-name="T114">wachtwoord</text:span></text:span><text:span text:style-name="T101"> </text:span><text:span text:style-name="T102">en k</text:span><text:span text:style-name="T101">lik op </text:span><text:span text:style-name="Strong_20_Emphasis"><text:span text:style-name="T110">Klaar</text:span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4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21">Klik op </text:span><text:span text:style-name="Strong_20_Emphasis"><text:span text:style-name="T226">Begin installatie</text:span>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4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21">Klik op </text:span><text:span text:style-name="Strong_20_Emphasis"><text:span text:style-name="T227">I</text:span></text:span><text:span text:style-name="Strong_20_Emphasis"><text:span text:style-name="T226">nstallatie </text:span></text:span><text:span text:style-name="Strong_20_Emphasis"><text:span text:style-name="T227">voltooien</text:span>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4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89">Hers</text:span><text:span text:style-name="T288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8"><text:span text:style-name="Strong_20_Emphasis"><text:span text:style-name="T112">Installatie </text:span></text:span><text:span text:style-name="Strong_20_Emphasis"><text:span text:style-name="T113">afronden</text:span></text:span></text:p>
        </text:list-item>
      </text:list>
      <text:p text:style-name="P29"><text:span text:style-name="Strong_20_Emphasis"><text:span text:style-name="T5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95"><draw:control text:anchor-type="as-char" draw:z-index="2" draw:name="Vorm24" draw:style-name="gr1" draw:text-style-name="P7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7"><text:span text:style-name="T55">Aanmelden als </text:span><text:span text:style-name="T25">&lt;</text:span><text:span text:style-name="T26">gebruiker</text:span><text:span text:style-name="T25">&gt;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4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4" svg:width="0.35cm" svg:height="0.35cm" draw:control="control16"/></text:span></text:p>
          </table:table-cell>
          <table:table-cell table:style-name="_33_._5f_Installatie_5f_afronden.C5" office:value-type="string">
            <text:p text:style-name="Standard"><text:span text:style-name="T86">D</text:span><text:span text:style-name="T78">ruk</text:span><text:span text:style-name="T67"> op</text:span><text:span text:style-name="T79"> de </text:span><text:span text:style-name="T44">Super</text:span><text:span text:style-name="T79">-toets</text:span><text:span text:style-name="T54"><text:note text:id="ftn7" text:note-class="footnote"><text:note-citation>1</text:note-citation><text:note-body><text:p text:style-name="P28"><text:span text:style-name="T178">De </text:span><text:span text:style-name="T180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text:span text:style-name="T67">, </text:span><text:span text:style-name="T76">t</text:span><text:span text:style-name="T71">yp </text:span><text:span text:style-name="User_20_Entry"><text:span text:style-name="T34">t</text:span></text:span><text:span text:style-name="User_20_Entry"><text:span text:style-name="T33">erm</text:span></text:span><text:span text:style-name="T63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5">Terminalvenster</text:span></text:span><text:span text:style-name="T6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3"> de </text:span><text:span text:style-name="T92">volgende </text:span><text:span text:style-name="T90">dri</text:span><text:span text:style-name="T64">e </text:span><text:span text:style-name="T63">opdrachten, ieder gevolgd door de </text:span><text:span text:style-name="T44">Enter</text:span><text:span text:style-name="T62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61"><text:span text:style-name="User_20_Entry"><text:span text:style-name="T154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65">olg </text:span><text:span text:style-name="T66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5"><draw:control text:anchor-type="as-char" draw:z-index="18" draw:name="Vorm 7" draw:style-name="gr1" draw:text-style-name="P74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52"><text:span text:style-name="T86">D</text:span><text:span text:style-name="T81">ruk</text:span><text:span text:style-name="T80"> op</text:span><text:span text:style-name="T79"> de </text:span><text:span text:style-name="T44">Super</text:span><text:span text:style-name="T79">-toets</text:span><text:span text:style-name="T67">, </text:span><text:span text:style-name="T76">t</text:span><text:span text:style-name="T71">yp </text:span><text:span text:style-name="User_20_Entry"><text:span text:style-name="T35">men</text:span></text:span><text:span text:style-name="User_20_Entry"><text:span text:style-name="T36">u</text:span></text:span><text:span text:style-name="T72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1"/></text:span></text:p>
          </table:table-cell>
          <table:table-cell table:style-name="_33_._5f_Installatie_5f_afronden.C13" office:value-type="string">
            <text:p text:style-name="P49"><text:span text:style-name="T88">Selecteer</text:span><text:span text:style-name="T75"> </text:span><text:span text:style-name="Strong_20_Emphasis"><text:span text:style-name="T49">3</text:span></text:span><text:span text:style-name="T106"> </text:span><text:span text:style-name="T107">Installatie</text:span><text:span text:style-name="T108"> </text:span><text:span text:style-name="T109">afronden</text:span><text:span text:style-name="T84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65">olg </text:span><text:span text:style-name="T66">de aanwijzingen op het scherm.</text:span></text:p>
          </table:table-cell>
        </table:table-row>
      </table:table>
      <text:p text:style-name="P29"><text:span text:style-name="Strong_20_Emphasis"><text:span text:style-name="T55"/></text:span></text:p>
      <text:list text:continue-numbering="true" text:style-name="L1">
        <text:list-item>
          <text:p text:style-name="P71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95"><draw:control text:anchor-type="as-char" draw:z-index="3" draw:name="Vorm40_0" draw:style-name="gr1" draw:text-style-name="P74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95"><draw:control text:anchor-type="as-char" draw:z-index="6" draw:name="Vorm40_ 1" draw:style-name="gr1" draw:text-style-name="P74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5">Aanmelden als </text:span><text:span text:style-name="T27">&lt;</text:span><text:span text:style-name="T28">gebruiker</text:span><text:span text:style-name="T27">&gt;</text:span><text:span text:style-name="T82"><text:note text:id="ftn8" text:note-class="footnote"><text:note-citation>1</text:note-citation><text:note-body><text:p text:style-name="P37"><text:span text:style-name="T151">E</text:span><text:span text:style-name="T153">ventuele extra </text:span><text:span text:style-name="T283">gebruiker</text:span><text:span text:style-name="T152">s </text:span><text:span text:style-name="T153">aanmelden en dezelfde stappen uitvoeren.</text:span></text:p></text:note-body></text:note></text:span><text:span text:style-name="T55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94"><draw:control text:anchor-type="as-char" draw:z-index="8" draw:name="Vorm13_ 1" draw:style-name="gr1" draw:text-style-name="P74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77">Volg de welkomstschermen.</text:span><text:span text:style-name="T270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95"><draw:control text:anchor-type="as-char" draw:z-index="19" draw:name="Vorm 8" draw:style-name="gr1" draw:text-style-name="P74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5"><draw:control text:anchor-type="as-char" draw:z-index="20" draw:name="Vorm 9" draw:style-name="gr1" draw:text-style-name="P74" svg:width="0.35cm" svg:height="0.35cm" draw:control="control19"/></text:span></text:span></text:p>
          </table:table-cell>
          <table:table-cell table:style-name="Tabel2.D5" office:value-type="string">
            <text:p text:style-name="P10"><text:span text:style-name="T87">D</text:span><text:span text:style-name="T81">ruk</text:span><text:span text:style-name="T80"> op</text:span><text:span text:style-name="T79"> de </text:span><text:span text:style-name="T44">Super</text:span><text:span text:style-name="T79">-toets</text:span><text:span text:style-name="T53"><text:note text:id="ftn9" text:note-class="footnote"><text:note-citation>2</text:note-citation><text:note-body><text:p text:style-name="P28"><text:span text:style-name="T178">De </text:span><text:span text:style-name="T180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text:span text:style-name="T67">, </text:span><text:span text:style-name="T76">t</text:span><text:span text:style-name="T71">yp </text:span><text:span text:style-name="User_20_Entry"><text:span text:style-name="T34">m</text:span></text:span><text:span text:style-name="User_20_Entry"><text:span text:style-name="T37">enu</text:span></text:span><text:span text:style-name="T72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2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88">Selecteer</text:span><text:span text:style-name="T75"> </text:span><text:span text:style-name="Strong_20_Emphasis"><text:span text:style-name="T49">4</text:span></text:span><text:span text:style-name="T106"> </text:span><text:span text:style-name="T89">Gebruiker inrichten</text:span><text:span text:style-name="T84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65">olg </text:span><text:span text:style-name="T66">de aanwijzingen op het scherm.</text:span></text:p>
          </table:table-cell>
        </table:table-row>
      </table:table>
      <text:p text:style-name="P8"><text:span text:style-name="Strong_20_Emphasis"><text:span text:style-name="T83"/></text:span></text:p>
      <text:p text:style-name="P23"/>
      <text:p text:style-name="P24"><text:span text:style-name="T169">E</text:span><text:span text:style-name="T170">inde c</text:span><text:span text:style-name="T171">hecklist, </text:span><text:span text:style-name="T172">d</text:span><text:span text:style-name="T171">e installatie van </text:span><text:span text:style-name="T175"><text:user-field-get text:name="Distro">Rocky Linux</text:user-field-get></text:span><text:span text:style-name="T173"><text:s/></text:span><text:span text:style-name="T174"><text:user-field-get text:name="Version">9.x</text:user-field-get></text:span><text:span text:style-name="T174"><text:s/></text:span><text:span text:style-name="T176">Desktop/</text:span><text:span text:style-name="T177">Workstation</text:span><text:span text:style-name="T52"> </text:span><text:span text:style-name="T171">is voltooid.</text:span></text:p>
      <text:p text:style-name="P3"/>
      <text:list text:style-name="L2">
        <text:list-header>
          <text:p text:style-name="P72"><text:span text:style-name="T272">Geschreven door </text:span><text:a xlink:type="simple" xlink:href="mailto:info@karelzimmer.nl?subject=Checklist%20installatie%20Linux" text:style-name="Internet_20_link" text:visited-style-name="Visited_20_Internet_20_Link"><text:span text:style-name="T273">Karel Zimmer</text:span></text:a><text:span text:style-name="T274">.</text:span></text:p>
          <text:p text:style-name="P73"><text:span text:style-name="T276">Licentie </text:span><text:span text:style-name="T274">C</text:span><text:span text:style-name="T275">C0</text:span><text:span text:style-name="T274"> 1.0 </text:span><text:span text:style-name="T27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71"><text:s/></text:span><text:span text:style-name="T27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7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1-07T08:36:30.154625172">07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6:29.931551620</dc:date>
    <meta:keyword>Installatie</meta:keyword>
    <meta:keyword>Checklist</meta:keyword>
    <meta:keyword>Linux</meta:keyword>
    <meta:editing-cycles>7001</meta:editing-cycles>
    <meta:editing-duration>P12DT15H48M18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16" meta:character-count="3662" meta:non-whitespace-character-count="3204"/>
    <meta:user-defined meta:name="Info 1"/>
    <meta:user-defined meta:name="Info 2"/>
    <meta:user-defined meta:name="Info 3"/>
    <meta:user-defined meta:name="Info 4"/>
  </office:meta>
</office:document-meta>
</file>